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f4c9" officeooo:paragraph-rsid="001cf4c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04f11" officeooo:paragraph-rsid="00204f1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04f11" officeooo:paragraph-rsid="00204f1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04f11" officeooo:paragraph-rsid="00204f11" style:font-size-asian="8.75pt" style:font-weight-asian="bold" style:font-size-complex="10pt" style:font-weight-complex="bold"/>
    </style:style>
    <style:style style:name="P9" style:family="paragraph" style:parent-style-name="Hanging_20_indent">
      <style:text-properties officeooo:paragraph-rsid="00204f11"/>
    </style:style>
    <style:style style:name="P10" style:family="paragraph" style:parent-style-name="Hanging_20_indent">
      <style:text-properties fo:color="#00a933" loext:opacity="100%" fo:font-weight="bold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132b7" officeooo:paragraph-rsid="002132b7" style:font-size-asian="8.75pt" style:font-weight-asian="bold" style:font-size-complex="10pt" style:font-weight-complex="bold"/>
    </style:style>
    <style:style style:name="T1" style:family="text">
      <style:text-properties officeooo:rsid="00204f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3">Bootstrap</text:p>
      <text:p text:style-name="P3"/>
      <text:p text:style-name="P4">(Bootstrap Breakpoints)</text:p>
      <text:p text:style-name="P5">1. Why are bootstrap breakpoints required?</text:p>
      <text:p text:style-name="Hanging_20_indent"><text:span text:style-name="T1">a) </text:span>They define how the height and width of the content would adjust across different device sizes.</text:p>
      <text:p text:style-name="P10"><text:span text:style-name="T1">b) </text:span>They define how the width of the content would adjust across different device sizes.</text:p>
      <text:p text:style-name="Hanging_20_indent"><text:span text:style-name="T1">c) </text:span>They use a mobile-first approach for responsive web design, which is easy to implement.</text:p>
      <text:p text:style-name="Hanging_20_indent"><text:span text:style-name="T1">d) </text:span>They use media queries to build the breakpoints, and media queries are easy to use.</text:p>
      <text:p text:style-name="P11">SOLUTION DESCRIPTION:</text:p>
      <text:p text:style-name="Hanging_20_indent">Explanation: The bootstrap breakpoints are defined as customizable widths so that the content can adjust according to the screen resolution. Breakpoints are not defined with respect to height. </text:p>
      <text:p text:style-name="P4"/>
      <text:p text:style-name="P6">(Width of the Div)</text:p>
      <text:p text:style-name="P7">2. Choose the correct statement about div with id ‘col-one’ based on this given code. (Assume bootstrap has been attached to this HTML code file.) (multiple options correct)</text:p>
      <text:p text:style-name="P8"/>
      <text:p text:style-name="P8">&lt;div class="container"&gt;</text:p>
      <text:p text:style-name="P8"><text:s text:c="2"/>&lt;div class="row"&gt;</text:p>
      <text:p text:style-name="P8"><text:s text:c="3"/>&lt;div id="col-one" class="col-6 col-md-4 col-lg-2"&gt;</text:p>
      <text:p text:style-name="P8"><text:s text:c="3"/>&lt;/div&gt;</text:p>
      <text:p text:style-name="P8"><text:s text:c="2"/>&lt;/div&gt;</text:p>
      <text:p text:style-name="P8">&lt;/div&gt;</text:p>
      <text:p text:style-name="P8"/>
      <text:p text:style-name="P9"><text:span text:style-name="T1">a) </text:span>It’ll occupy the full width of its row on an sm screen size.</text:p>
      <text:p text:style-name="P9"><text:span text:style-name="T1">b) </text:span>It’ll occupy one-fourth width of its row on md screen size.</text:p>
      <text:p text:style-name="P10"><text:span text:style-name="T1">c) </text:span>It’ll occupy one-sixth width of its row on xl screen size.</text:p>
      <text:p text:style-name="P10"><text:span text:style-name="T1">d) </text:span>It’ll occupy one-third width of its row on md screen size.</text:p>
      <text:p text:style-name="P10"><text:span text:style-name="T1">e) </text:span>It’ll occupy half-width of its row on xs and sm screen size.</text:p>
      <text:p text:style-name="P11">SOLUTION DESCRIPTION:</text:p>
      <text:p text:style-name="Hanging_20_indent">Explanation: The grid system in bootstrap has 12 columns in a row. Therefore col-6 means the div occupies six columns out of 12, i.e. half-width of its row.</text:p>
      <text:p text:style-name="P6"/>
      <text:p text:style-name="P6">(Find the Display Property)</text:p>
      <text:p text:style-name="P7">3. What do you infer about the display property of the div with id ‘col-1’?</text:p>
      <text:p text:style-name="P8"/>
      <text:p text:style-name="P8">&lt;div class="container"&gt;</text:p>
      <text:p text:style-name="P8"><text:s text:c="3"/>&lt;div class="row"&gt;</text:p>
      <text:p text:style-name="P8"><text:s text:c="6"/>&lt;div id="col-1" class="col d-none d-md-block d-lg-none"&gt;</text:p>
      <text:p text:style-name="P8"><text:s text:c="6"/>&lt;/div&gt;</text:p>
      <text:p text:style-name="P8"><text:s text:c="3"/>&lt;/div&gt;</text:p>
      <text:p text:style-name="P8">&lt;/div&gt;</text:p>
      <text:p text:style-name="P8"/>
      <text:p text:style-name="Hanging_20_indent"><text:span text:style-name="T1">a) </text:span>It’ll be visible for screen size below md and hidden for screen size md and greater.</text:p>
      <text:p text:style-name="Hanging_20_indent"><text:span text:style-name="T1">b) </text:span>It’ll be visible for screen sizes between md and xl.</text:p>
      <text:p text:style-name="Hanging_20_indent"><text:soft-page-break/><text:span text:style-name="T1">c) </text:span>It’ll be visible for screen size less than md, visible for md, and hidden for screen lg and xl.</text:p>
      <text:p text:style-name="P10"><text:span text:style-name="T1">d) </text:span>It’ll be hidden for screen size less than md, visible for md, and hidden for screen lg and xl.</text:p>
      <text:p text:style-name="P4"/>
      <text:p text:style-name="P6">(Modals)</text:p>
      <text:p text:style-name="P7">4. Which of the following is false about modals?</text:p>
      <text:p text:style-name="Hanging_20_indent"><text:span text:style-name="T1">a) </text:span>They are dialogue boxes or pop-up windows used for a better user experience.</text:p>
      <text:p text:style-name="Hanging_20_indent"><text:span text:style-name="T1">b) </text:span>They can bring attention to the user regarding specific things like warnings or alert messages.</text:p>
      <text:p text:style-name="Hanging_20_indent"><text:span text:style-name="T1">c) </text:span>They disable the parent screen when they become visible/enabled.</text:p>
      <text:p text:style-name="P10"><text:span text:style-name="T1">d) </text:span>Their size on the screen can not be controlled directly using certain bootstrap classes.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9:16:10.035062567</meta:creation-date>
    <dc:title>Coding Ninjas A4 Sheet</dc:title>
    <meta:editing-duration>PT6M55S</meta:editing-duration>
    <meta:editing-cycles>3</meta:editing-cycles>
    <meta:generator>LibreOffice/7.3.7.2$Linux_X86_64 LibreOffice_project/30$Build-2</meta:generator>
    <dc:date>2023-01-30T09:50:05.206256364</dc:date>
    <meta:document-statistic meta:table-count="0" meta:image-count="0" meta:object-count="0" meta:page-count="2" meta:paragraph-count="45" meta:word-count="410" meta:character-count="2436" meta:non-whitespace-character-count="2041"/>
    <meta:template xlink:type="simple" xlink:actuate="onRequest" xlink:title="Coding Ninjas A4 Sheet" xlink:href="../../../../../../../../../../../Templates/Coding%20Ninjas%20MCQ%20A4%20Sheet.ott" meta:date="2023-01-27T19:16:07.553548497"/>
  </office:meta>
</office:document-meta>
</file>